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b108" officeooo:paragraph-rsid="001e297f"/>
    </style:style>
    <style:style style:name="P2" style:family="paragraph" style:parent-style-name="Standard">
      <style:text-properties fo:font-weight="bold" officeooo:rsid="0010b108" officeooo:paragraph-rsid="001e297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297f" officeooo:paragraph-rsid="001e297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297f" officeooo:paragraph-rsid="0054462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297f" officeooo:paragraph-rsid="00557b7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557b76" officeooo:paragraph-rsid="00557b76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e297f" officeooo:paragraph-rsid="001e297f" style:font-weight-asian="bold" style:font-weight-complex="bold"/>
    </style:style>
    <style:style style:name="P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rsid="001e297f" officeooo:paragraph-rsid="001e297f" style:font-weight-asian="bold" style:font-weight-complex="bold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rsid="001e297f" officeooo:paragraph-rsid="00544627" style:font-weight-asian="bold" style:font-weight-complex="bold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rsid="001e297f" officeooo:paragraph-rsid="00557b76" style:font-weight-asian="bold" style:font-weight-complex="bold"/>
    </style:style>
    <style:style style:name="T1" style:family="text">
      <style:text-properties style:font-name="arial" style:text-underline-style="solid" style:text-underline-width="auto" style:text-underline-color="font-color" officeooo:rsid="001de262"/>
    </style:style>
    <style:style style:name="T2" style:family="text">
      <style:text-properties style:font-name="arial" style:text-underline-style="none" officeooo:rsid="001de262"/>
    </style:style>
    <style:style style:name="T3" style:family="text">
      <style:text-properties style:font-name="arial" style:text-underline-style="none" officeooo:rsid="000c6f4a"/>
    </style:style>
    <style:style style:name="T4" style:family="text">
      <style:text-properties style:font-name="arial" style:text-underline-style="none" officeooo:rsid="001e297f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style:text-underline-style="none" fo:font-weight="normal" officeooo:rsid="001e297f" style:font-weight-asian="normal" style:font-weight-complex="normal"/>
    </style:style>
    <style:style style:name="T7" style:family="text">
      <style:text-properties style:font-name="arial" style:text-underline-style="none" fo:font-weight="normal" officeooo:rsid="001ea72b" style:font-weight-asian="normal" style:font-weight-complex="normal"/>
    </style:style>
    <style:style style:name="T8" style:family="text">
      <style:text-properties style:font-name="arial" style:text-underline-style="none" fo:font-weight="normal" officeooo:rsid="00260919" style:font-weight-asian="normal" style:font-weight-complex="normal"/>
    </style:style>
    <style:style style:name="T9" style:family="text">
      <style:text-properties style:font-name="arial" style:text-underline-style="none" fo:font-weight="normal" officeooo:rsid="0026b0df" style:font-weight-asian="normal" style:font-weight-complex="normal"/>
    </style:style>
    <style:style style:name="T10" style:family="text">
      <style:text-properties style:font-name="arial" style:text-underline-style="none" fo:font-weight="normal" officeooo:rsid="00327f52" style:font-weight-asian="normal" style:font-weight-complex="normal"/>
    </style:style>
    <style:style style:name="T11" style:family="text">
      <style:text-properties style:font-name="arial" style:text-underline-style="none" fo:font-weight="normal" officeooo:rsid="0033fc02" style:font-weight-asian="normal" style:font-weight-complex="normal"/>
    </style:style>
    <style:style style:name="T12" style:family="text">
      <style:text-properties style:font-name="arial" style:text-underline-style="none" fo:font-weight="normal" officeooo:rsid="00374c13" style:font-weight-asian="normal" style:font-weight-complex="normal"/>
    </style:style>
    <style:style style:name="T13" style:family="text">
      <style:text-properties style:font-name="arial" style:text-underline-style="none" fo:font-weight="normal" officeooo:rsid="003a166d" style:font-weight-asian="normal" style:font-weight-complex="normal"/>
    </style:style>
    <style:style style:name="T14" style:family="text">
      <style:text-properties style:font-name="arial" style:text-underline-style="none" fo:font-weight="normal" officeooo:rsid="003d76f1" style:font-weight-asian="normal" style:font-weight-complex="normal"/>
    </style:style>
    <style:style style:name="T15" style:family="text">
      <style:text-properties style:font-name="arial" style:text-underline-style="none" fo:font-weight="normal" officeooo:rsid="00457e7a" style:font-weight-asian="normal" style:font-weight-complex="normal"/>
    </style:style>
    <style:style style:name="T16" style:family="text">
      <style:text-properties style:font-name="arial" style:text-underline-style="none" fo:font-weight="normal" officeooo:rsid="00486d65" style:font-weight-asian="normal" style:font-weight-complex="normal"/>
    </style:style>
    <style:style style:name="T17" style:family="text">
      <style:text-properties style:font-name="arial" style:text-underline-style="none" fo:font-weight="normal" officeooo:rsid="004c775b" style:font-weight-asian="normal" style:font-weight-complex="normal"/>
    </style:style>
    <style:style style:name="T18" style:family="text">
      <style:text-properties style:font-name="arial" style:text-underline-style="none" fo:font-weight="normal" officeooo:rsid="004e14dc" style:font-weight-asian="normal" style:font-weight-complex="normal"/>
    </style:style>
    <style:style style:name="T19" style:family="text">
      <style:text-properties style:font-name="arial" style:text-underline-style="none" fo:font-weight="normal" officeooo:rsid="00512461" style:font-weight-asian="normal" style:font-weight-complex="normal"/>
    </style:style>
    <style:style style:name="T20" style:family="text">
      <style:text-properties style:font-name="arial" style:text-underline-style="none" fo:font-weight="normal" officeooo:rsid="005298ac" style:font-weight-asian="normal" style:font-weight-complex="normal"/>
    </style:style>
    <style:style style:name="T21" style:family="text">
      <style:text-properties style:font-name="arial" style:text-underline-style="none" fo:font-weight="normal" officeooo:rsid="005365d9" style:font-weight-asian="normal" style:font-weight-complex="normal"/>
    </style:style>
    <style:style style:name="T22" style:family="text">
      <style:text-properties style:font-name="arial" style:text-underline-style="none" fo:font-weight="normal" officeooo:rsid="005ab35a" style:font-weight-asian="normal" style:font-weight-complex="normal"/>
    </style:style>
    <style:style style:name="T23" style:family="text">
      <style:text-properties style:font-name="arial" fo:font-weight="normal" style:font-weight-asian="normal" style:font-weight-complex="normal"/>
    </style:style>
    <style:style style:name="T24" style:family="text">
      <style:text-properties style:font-name="arial" fo:font-weight="normal" officeooo:rsid="004c775b" style:font-weight-asian="normal" style:font-weight-complex="normal"/>
    </style:style>
    <style:style style:name="T25" style:family="text">
      <style:text-properties style:font-name="arial" fo:font-weight="normal" officeooo:rsid="005298ac" style:font-weight-asian="normal" style:font-weight-complex="normal"/>
    </style:style>
    <style:style style:name="T26" style:family="text">
      <style:text-properties style:font-name="arial" fo:font-weight="normal" officeooo:rsid="005365d9" style:font-weight-asian="normal" style:font-weight-complex="normal"/>
    </style:style>
    <style:style style:name="T27" style:family="text">
      <style:text-properties fo:font-weight="normal" officeooo:rsid="00557b76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557b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ação em Scripts: </text:span><text:span text:style-name="T2">Aula –</text:span><text:span text:style-name="T3"> </text:span><text:span text:style-name="T4">04</text:span><text:span text:style-name="T2">/</text:span><text:span text:style-name="T4">10</text:span><text:span text:style-name="T2">:</text:span></text:p>
      <text:p text:style-name="P1"><text:span text:style-name="T2"/></text:p>
      <text:p text:style-name="P2"><text:span text:style-name="T2">- </text:span><text:span text:style-name="T4">BD no PHP:</text:span></text:p>
      <text:p text:style-name="P2"><text:span text:style-name="T4"><text:tab/></text:span><text:span text:style-name="T6">Os bancos de dados, atualmente suportados pelo PHP são: Adabas D, dBase, mSQL, Interbase, SyBase, Empress, MySQL, Velocis, FilePro, Oracle, dbm, Informix, PostGreSQL.</text:span></text:p>
      <text:p text:style-name="P2"><text:span text:style-name="T6"/></text:p>
      <text:p text:style-name="P3"><text:span text:style-name="T23">Comandos</text:span><text:span text:style-name="T5">:</text:span></text:p>
      <text:p text:style-name="P3"><text:span text:style-name="T5"><text:tab/>Mysqli_connect(): Comando utilizado </text:span><text:span text:style-name="T7">para criar a conexão com a base de dados num servidor mySQL.</text:span></text:p>
      <text:p text:style-name="P3"><text:span text:style-name="T7"><text:tab/>mysqli_connect também é utilizado para criar uma conexão. A diferença entre os dois comandos, é que o mysqli_connect, estabelece uma conexão permanente, ou seja, que não é encerrada ao final da execução do script.</text:span></text:p>
      <text:p text:style-name="P3"><text:span text:style-name="T7"><text:tab/>Será utilizado o mysqli_connect</text:span></text:p>
      <text:p text:style-name="P3"><text:span text:style-name="T7"><text:tab/></text:span><text:span text:style-name="T8">Sintaxe: &lt;mysqli_connect(String[host[porta]], String[login], String</text:span><text:span text:style-name="T9">[senha] </text:span><text:span text:style-name="T10">or die(“Mensagem de erro”)];</text:span></text:p>
      <text:p text:style-name="P3"><text:span text:style-name="T10"><text:tab/>- </text:span><text:span text:style-name="T11">String[host[:</text:span><text:span text:style-name="T12">porta</text:span><text:span text:style-name="T13">]] – </text:span><text:span text:style-name="T14">é o </text:span><text:span text:style-name="T15">endereço do servidor, onde o banco </text:span><text:span text:style-name="T16">está armazenado. <text:tab/>-<text:tab/>- </text:span><text:span text:style-name="T17">String [login] – é o usuário do banco de dados.</text:span></text:p>
      <text:p text:style-name="P3"><text:span text:style-name="T17"><text:tab/>- String [senha] – é a senha do usuário do BD.</text:span></text:p>
      <text:p text:style-name="P3"><text:span text:style-name="T17"><text:tab/>- die – parâmetro opcional que exibe uma mensagem, indicando que a conexão não foi efetuada.</text:span></text:p>
      <text:p text:style-name="P3"><text:span text:style-name="T17"><text:tab/></text:span><text:span text:style-name="T24">Exemplo</text:span><text:span text:style-name="T17">:</text:span></text:p>
      <text:p text:style-name="P3"><text:span text:style-name="T17"><text:tab/><text:tab/>&lt;?php</text:span></text:p>
      <text:p text:style-name="P3"><text:span text:style-name="T17"><text:tab/><text:tab/><text:tab/>$conexao = mysqli_connect (“localhost”, “root”, “”) or die (“Conexão não efetuada”);</text:span></text:p>
      <text:p text:style-name="P3"><text:span text:style-name="T17"><text:tab/><text:tab/>?&gt;</text:span></text:p>
      <text:p text:style-name="P8"><text:span text:style-name="T17"><text:tab/><text:tab/></text:span><text:span text:style-name="T18">Retorna verdadeiro se identificar a conexão, falso se a conexão falhar.</text:span></text:p>
      <text:p text:style-name="P3"><text:span text:style-name="T18"/></text:p>
      <text:p text:style-name="P3"><text:span text:style-name="T18"><text:tab/>- </text:span><text:span text:style-name="T19">Mysqli_close(): Comando utilizado para encerrar uma conexão estabelecida com o comando mysqli_connect, antes de chegar </text:span><text:span text:style-name="T20">ao final do script.</text:span></text:p>
      <text:p text:style-name="P3"><text:span text:style-name="T20"><text:tab/></text:span><text:span text:style-name="T25">Sintaxe</text:span><text:span text:style-name="T20">: mysqli_close (int[string da conexão]);</text:span></text:p>
      <text:p text:style-name="P3"><text:span text:style-name="T20"><text:tab/></text:span><text:span text:style-name="T25">Exemplo</text:span><text:span text:style-name="T20">: </text:span></text:p>
      <text:p text:style-name="P3"><text:span text:style-name="T20"><text:tab/><text:tab/>&lt;?php</text:span></text:p>
      <text:p text:style-name="P3"><text:span text:style-name="T20"><text:tab/><text:tab/><text:tab/>mysqli_close ($conexao);</text:span></text:p>
      <text:p text:style-name="P3"><text:span text:style-name="T20"><text:tab/><text:tab/>?&gt;</text:span></text:p>
      <text:p text:style-name="P3"><text:span text:style-name="T20"/></text:p>
      <text:p text:style-name="P9"><text:span text:style-name="T18"/></text:p>
      <text:p text:style-name="P4"><text:span text:style-name="T20"/></text:p>
      <text:p text:style-name="P3"><text:span text:style-name="T20"><text:tab/>- Mysqli_select_db(): Comando utilizado para selecionar a base de dados, depois que a conexão for estabelecida. </text:span><text:span text:style-name="T21">Se nenhuma conexão é especificada, a última conexão aberta é assumida.</text:span></text:p>
      <text:p text:style-name="P3"><text:span text:style-name="T21"><text:tab/></text:span><text:span text:style-name="T26">Sintaxe</text:span><text:span text:style-name="T21">: mysqli_select_db(banco de dados, [string de conexão]) or die [(“Mensagem”)];</text:span></text:p>
      <text:p text:style-name="P3"><text:span text:style-name="T21"/></text:p>
      <text:p text:style-name="P7"><text:tab/><text:span text:style-name="T28">Exemplo</text:span><text:span text:style-name="T27">:</text:span></text:p>
      <text:p text:style-name="P7"><text:span text:style-name="T27"><text:tab/><text:tab/>&lt;?php</text:span></text:p>
      <text:p text:style-name="P7"><text:span text:style-name="T27"><text:tab/><text:tab/><text:tab/>$conexao = mysqli_connect(“localhost”, “root”, “ ”);</text:span></text:p>
      <text:p text:style-name="P7"><text:span text:style-name="T27"><text:tab/><text:tab/><text:tab/>if ($conexao){</text:span></text:p>
      <text:p text:style-name="P7"><text:span text:style-name="T27"><text:tab/><text:tab/><text:tab/><text:tab/>die (“Conexão não estabelecida”);</text:span></text:p>
      <text:p text:style-name="P7"><text:span text:style-name="T27"><text:tab/><text:tab/><text:tab/>}</text:span></text:p>
      <text:p text:style-name="P7"><text:span text:style-name="T27"><text:tab/><text:tab/><text:tab/>db_select = mysqli_select_db (“banco1”, $conexao);</text:span></text:p>
      <text:p text:style-name="P7"><text:span text:style-name="T27"><text:tab/><text:tab/>?&gt;</text:span></text:p>
      <text:p text:style-name="P10"><text:soft-page-break/><text:span text:style-name="T18"/></text:p>
      <text:p text:style-name="P5"><text:span text:style-name="T18"/></text:p>
      <text:p text:style-name="P6"><text:span text:style-name="T18"><text:tab/>- </text:span><text:span text:style-name="T5">mysqli_query(): realizado para realizar uma consulta.</text:span></text:p>
      <text:p text:style-name="P6"><text:span text:style-name="T5"><text:tab/></text:span><text:span text:style-name="T23">Sintaxe</text:span><text:span text:style-name="T5">: mysqli_query (string da consulta);</text:span></text:p>
      <text:p text:style-name="P6"><text:span text:style-name="T5"/></text:p>
      <text:p text:style-name="P6"><text:span text:style-name="T5"><text:tab/></text:span><text:span text:style-name="T23">Exemplo</text:span><text:span text:style-name="T5">:</text:span></text:p>
      <text:p text:style-name="P6"><text:span text:style-name="T5"><text:tab/><text:tab/>&lt;?php</text:span></text:p>
      <text:p text:style-name="P6"><text:span text:style-name="T5"><text:tab/><text:tab/><text:tab/>sql = “</text:span><text:span text:style-name="T22">select * from alunos where id_aluno = 10”.</text:span></text:p>
      <text:p text:style-name="P6"><text:span text:style-name="T22"><text:tab/><text:tab/><text:tab/>my_sqli_query(sql);</text:span></text:p>
      <text:p text:style-name="P6"><text:span text:style-name="T22"><text:tab/><text:tab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23:22.831711264</meta:creation-date>
    <dc:date>2018-10-04T20:16:03.880414656</dc:date>
    <meta:editing-duration>PT52M3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281" meta:character-count="2012" meta:non-whitespace-character-count="1699"/>
  </office:meta>
</office:document-meta>
</file>